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345" officeooo:paragraph-rsid="0009c345"/>
    </style:style>
    <style:style style:name="P2" style:family="paragraph" style:parent-style-name="Standard">
      <style:text-properties fo:font-weight="bold" officeooo:rsid="0009c345" officeooo:paragraph-rsid="0009c34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TIFICAT</text:p>
      <text:p text:style-name="P1"/>
      <text:p text:style-name="P1">Jo, <text:span text:style-name="T1">Jordi Carretero Cacho</text:span>, secretari del centre <text:span text:style-name="T1">IES Joan Ramis i Ramis, </text:span></text:p>
      <text:p text:style-name="P1"/>
      <text:p text:style-name="P1">CERTIFIC: </text:p>
      <text:p text:style-name="P1">Que, d'acord amb els antecedents que consten en els arxius d'aquest centre l'alumne VACA MENDOZA, BRUNO AJMÉ, amb DNI 123456784, estan cursant els estudis de <text:span text:style-name="T1">1r curs del cicle formatiu de Grau Mitjà de Sistemes Microinformàtics i Xarxes (SMX)</text:span> en aquest institut durant l'any acadèmic <text:span text:style-name="T1">2024-2025.</text:span> </text:p>
      <text:p text:style-name="P1"/>
      <text:p text:style-name="P1">I, perquè consti, sign aquest certificat amb el vistiplau del director/a del centre. </text:p>
      <text:p text:style-name="P1"/>
      <text:p text:style-name="P1">Maó, 15 de Novembre de 2024</text:p>
      <text:p text:style-name="P1"/>
      <text:p text:style-name="P1">[rúbrica] </text:p>
      <text:p text:style-name="P2">Vistiplau </text:p>
      <text:p text:style-name="P1"/>
      <text:p text:style-name="P1"/>
      <text:p text:style-name="P1">La directora del centre </text:p>
      <text:p text:style-name="P1">[rúbrica] </text:p>
      <text:p text:style-name="P1"/>
      <text:p text:style-name="P2">Raquel Taltavull Carrer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15:03.320104109</meta:creation-date>
    <dc:date>2024-11-21T18:18:25.577143686</dc:date>
    <meta:editing-duration>PT3M22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1" meta:paragraph-count="11" meta:word-count="89" meta:character-count="578" meta:non-whitespace-character-count="492"/>
  </office:meta>
</office:document-meta>
</file>